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0291" officeooo:paragraph-rsid="00200291"/>
    </style:style>
    <style:style style:name="P2" style:family="paragraph" style:parent-style-name="Standard">
      <style:text-properties officeooo:rsid="00200291" officeooo:paragraph-rsid="00200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6:33:37.655000000</meta:creation-date>
    <meta:generator>LibreOffice/7.6.0.3$Windows_X86_64 LibreOffice_project/69edd8b8ebc41d00b4de3915dc82f8f0fc3b6265</meta:generator>
    <dc:date>2024-01-15T11:37:08.802000000</dc:date>
    <meta:editing-duration>PT9M51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